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7c501" officeooo:paragraph-rsid="001570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6pt" officeooo:rsid="00633d77" officeooo:paragraph-rsid="00633d77" style:font-size-asian="14pt" style:font-size-complex="16pt"/>
    </style:style>
    <style:style style:name="P6"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8ca77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a73b3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weight="normal" officeooo:rsid="0073bdfe" officeooo:paragraph-rsid="0073bdfe"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line-through-style="none" style:text-line-through-type="none" fo:font-size="12pt" fo:font-weight="normal" officeooo:rsid="00961d59" officeooo:paragraph-rsid="00961d5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text-line-through-style="none" style:text-line-through-type="none" fo:font-size="12pt" fo:font-weight="normal" officeooo:rsid="009a22bf" officeooo:paragraph-rsid="009a22b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fo:font-size="12pt" fo:font-weight="normal" officeooo:rsid="006482a4" officeooo:paragraph-rsid="006482a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line-through-style="none" style:text-line-through-type="none" fo:font-size="12pt" fo:font-weight="normal" officeooo:rsid="00672869" officeooo:paragraph-rsid="0067286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line-through-style="none" style:text-line-through-type="none" fo:font-size="12pt" fo:font-weight="normal" officeooo:rsid="00724344" officeooo:paragraph-rsid="0072434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fo:font-size="12pt" fo:font-weight="normal" officeooo:rsid="009c274b" officeooo:paragraph-rsid="009c274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fo:font-size="12pt" fo:font-weight="normal" officeooo:rsid="009fb03b" officeooo:paragraph-rsid="009fb03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fo:font-size="12pt" fo:font-weight="normal" officeooo:rsid="00a03be8" officeooo:paragraph-rsid="00a03be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fo:font-size="12pt" fo:font-weight="normal" officeooo:rsid="00a074c4" officeooo:paragraph-rsid="00a074c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fo:font-size="12pt" fo:font-weight="normal" officeooo:rsid="00a6e896" officeooo:paragraph-rsid="00a6e896"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fo:font-size="12pt" fo:font-weight="normal" officeooo:rsid="00754ec5" officeooo:paragraph-rsid="00754ec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fo:font-size="12pt" fo:font-weight="normal" officeooo:rsid="0091b834" officeooo:paragraph-rsid="00985bf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fo:font-size="12pt" fo:font-weight="bold" officeooo:rsid="006cbfae" officeooo:paragraph-rsid="006cbfae"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text-line-through-style="none" style:text-line-through-type="none" fo:font-size="12pt" fo:font-weight="bold" officeooo:rsid="00bc8722" officeooo:paragraph-rsid="00bc8722"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text-line-through-style="none" style:text-line-through-type="none" fo:font-size="12pt" fo:font-weight="bold" officeooo:rsid="00bf2e11" officeooo:paragraph-rsid="00bf2e11"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8c351c" style:font-size-asian="14pt" style:font-weight-asian="bold" style:font-size-complex="16pt" style:font-weight-complex="bold"/>
    </style:style>
    <style:style style:name="P26"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ad34c8" style:font-size-asian="14pt" style:font-weight-asian="bold" style:font-size-complex="16pt" style:font-weight-complex="bold"/>
    </style:style>
    <style:style style:name="P27" style:family="paragraph" style:parent-style-name="Standard">
      <style:paragraph-properties fo:text-align="justify" style:justify-single-word="false"/>
      <style:text-properties style:text-line-through-style="none" style:text-line-through-type="none" fo:font-size="16pt" fo:font-weight="bold" officeooo:rsid="006482a4" officeooo:paragraph-rsid="006482a4" style:font-size-asian="14pt" style:font-weight-asian="bold" style:font-size-complex="16pt" style:font-weight-complex="bold"/>
    </style:style>
    <style:style style:name="P28" style:family="paragraph" style:parent-style-name="Standard">
      <style:paragraph-properties fo:text-align="justify" style:justify-single-word="false"/>
      <style:text-properties style:text-line-through-style="none" style:text-line-through-type="none" fo:font-size="16pt" fo:font-weight="bold" officeooo:rsid="006e211c" officeooo:paragraph-rsid="006e211c" style:font-size-asian="14pt" style:font-weight-asian="bold" style:font-size-complex="16pt" style:font-weight-complex="bold"/>
    </style:style>
    <style:style style:name="P29" style:family="paragraph" style:parent-style-name="Standard">
      <style:paragraph-properties fo:text-align="justify" style:justify-single-word="false"/>
      <style:text-properties style:text-line-through-style="none" style:text-line-through-type="none"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30" style:family="paragraph" style:parent-style-name="Standard">
      <style:paragraph-properties fo:text-align="justify" style:justify-single-word="false"/>
      <style:text-properties officeooo:paragraph-rsid="001570fe"/>
    </style:style>
    <style:style style:name="P31" style:family="paragraph" style:parent-style-name="Standard">
      <style:paragraph-properties fo:text-align="justify" style:justify-single-word="false"/>
      <style:text-properties officeooo:paragraph-rsid="008c351c"/>
    </style:style>
    <style:style style:name="P32" style:family="paragraph" style:parent-style-name="Standard" style:list-style-name="L1">
      <style:paragraph-properties fo:text-align="justify" style:justify-single-word="false"/>
      <style:text-properties fo:font-size="12pt" fo:font-weight="normal" officeooo:rsid="0017c501" officeooo:paragraph-rsid="0017c50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text-line-through-style="none" style:text-line-through-type="none" fo:font-size="12pt" fo:font-weight="normal" officeooo:rsid="0091b834" officeooo:paragraph-rsid="008ca779" style:font-size-asian="10.5pt" style:font-weight-asian="normal" style:font-size-complex="12pt" style:font-weight-complex="normal"/>
    </style:style>
    <style:style style:name="P34" style:family="paragraph" style:parent-style-name="Standard" style:list-style-name="L2">
      <style:paragraph-properties fo:text-align="justify"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P36" style:family="paragraph" style:parent-style-name="Standard" style:list-style-name="L2">
      <style:paragraph-properties fo:text-align="justify" style:justify-single-word="false"/>
      <style:text-properties style:text-line-through-style="none" style:text-line-through-type="none" fo:font-size="12pt" fo:font-weight="normal" officeooo:rsid="0045e424" officeooo:paragraph-rsid="00366d88" style:font-size-asian="10.5pt" style:font-weight-asian="normal" style:font-size-complex="12pt" style:font-weight-complex="normal"/>
    </style:style>
    <style:style style:name="P37" style:family="paragraph" style:parent-style-name="Standard" style:list-style-name="L2">
      <style:paragraph-properties fo:text-align="justify" style:justify-single-word="false"/>
      <style:text-properties style:text-line-through-style="none" style:text-line-through-type="none" fo:font-size="12pt" fo:font-weight="normal" officeooo:rsid="0045e424" officeooo:paragraph-rsid="006be12b"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officeooo:rsid="001a203f" officeooo:paragraph-rsid="001a203f"/>
    </style:style>
    <style:style style:name="P39" style:family="paragraph" style:parent-style-name="Standard" style:list-style-name="L2">
      <style:paragraph-properties fo:text-align="justify" style:justify-single-word="false"/>
      <style:text-properties officeooo:rsid="001a203f" officeooo:paragraph-rsid="001a203f"/>
    </style:style>
    <style:style style:name="P40" style:family="paragraph" style:parent-style-name="Standard" style:list-style-name="L2">
      <style:paragraph-properties fo:text-align="justify" style:justify-single-word="false"/>
      <style:text-properties officeooo:rsid="002ab26e" officeooo:paragraph-rsid="002ab26e"/>
    </style:style>
    <style:style style:name="P41" style:family="paragraph" style:parent-style-name="Standard" style:list-style-name="L2">
      <style:paragraph-properties fo:text-align="justify" style:justify-single-word="false"/>
      <style:text-properties officeooo:rsid="00366d88" officeooo:paragraph-rsid="00366d88"/>
    </style:style>
    <style:style style:name="P42" style:family="paragraph" style:parent-style-name="Standard" style:list-style-name="L2">
      <style:paragraph-properties fo:text-align="justify" style:justify-single-word="false"/>
      <style:text-properties officeooo:rsid="004e6c92" officeooo:paragraph-rsid="00515ad4"/>
    </style:style>
    <style:style style:name="P43" style:family="paragraph" style:parent-style-name="Standard" style:list-style-name="L2">
      <style:paragraph-properties fo:text-align="justify" style:justify-single-word="false"/>
      <style:text-properties officeooo:rsid="0052fc51" officeooo:paragraph-rsid="0052fc51"/>
    </style:style>
    <style:style style:name="T1" style:family="text">
      <style:text-properties fo:font-size="12pt" fo:font-weight="bold" officeooo:rsid="00c0b937"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b70d50" style:font-size-asian="10.5pt" style:font-weight-asian="normal" style:font-size-complex="12pt" style:font-weight-complex="normal"/>
    </style:style>
    <style:style style:name="T19" style:family="text">
      <style:text-properties fo:font-size="12pt" fo:font-weight="normal" officeooo:rsid="00c0b937" style:font-size-asian="10.5pt" style:font-weight-asian="normal" style:font-size-complex="12pt" style:font-weight-complex="normal"/>
    </style:style>
    <style:style style:name="T20" style:family="text">
      <style:text-properties fo:font-size="12pt" fo:font-weight="normal" officeooo:rsid="00c1388b"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aa2630" style:font-size-asian="10.5pt" style:font-size-complex="12pt"/>
    </style:style>
    <style:style style:name="T23" style:family="text">
      <style:text-properties fo:font-size="12pt" officeooo:rsid="00ab6b69" style:font-size-asian="10.5pt" style:font-size-complex="12pt"/>
    </style:style>
    <style:style style:name="T24" style:family="text">
      <style:text-properties fo:font-size="12pt" officeooo:rsid="00ad34c8" style:font-size-asian="10.5pt" style:font-size-complex="12pt"/>
    </style:style>
    <style:style style:name="T25"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171146"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1bc1dd"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2a24f3"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297c0d" style:font-size-asian="10.5pt" style:font-style-asian="italic" style:font-weight-asian="normal" style:font-size-complex="12pt" style:font-style-complex="italic" style:font-weight-complex="normal"/>
    </style:style>
    <style:style style:name="T32" style:family="text">
      <style:text-properties fo:font-size="12pt" fo:font-style="italic" officeooo:rsid="00b413d9" style:font-size-asian="10.5pt" style:font-style-asian="italic" style:font-size-complex="12pt" style:font-style-complex="italic"/>
    </style:style>
    <style:style style:name="T33" style:family="text">
      <style:text-properties style:text-line-through-style="none" style:text-line-through-type="none" fo:font-size="12pt" fo:font-weight="normal" style:font-size-asian="10.5pt" style:font-weight-asian="normal" style:font-size-complex="12pt" style:font-weight-complex="normal"/>
    </style:style>
    <style:style style:name="T34"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35"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36"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37"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38"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42"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43"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44"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45"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46"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47"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48"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49"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50"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51" style:family="text">
      <style:text-properties style:text-line-through-style="none" style:text-line-through-type="none" fo:font-size="12pt" fo:font-weight="normal" officeooo:rsid="00461309" style:font-size-asian="10.5pt" style:font-weight-asian="normal" style:font-size-complex="12pt" style:font-weight-complex="normal"/>
    </style:style>
    <style:style style:name="T52"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60"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61" style:family="text">
      <style:text-properties style:text-line-through-style="none" style:text-line-through-type="none" fo:font-size="12pt" fo:font-weight="normal" officeooo:rsid="00685ee6" style:font-size-asian="10.5pt" style:font-weight-asian="normal" style:font-size-complex="12pt" style:font-weight-complex="normal"/>
    </style:style>
    <style:style style:name="T62"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63"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64"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65"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66"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67"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68"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69"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70"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71" style:family="text">
      <style:text-properties style:text-line-through-style="none" style:text-line-through-type="none" fo:font-size="12pt" fo:font-style="italic" fo:font-weight="normal" officeooo:rsid="002de2f3" style:font-size-asian="10.5pt" style:font-style-asian="italic" style:font-weight-asian="normal" style:font-size-complex="12pt" style:font-style-complex="italic" style:font-weight-complex="normal"/>
    </style:style>
    <style:style style:name="T72" style:family="text">
      <style:text-properties style:text-line-through-style="none" style:text-line-through-type="none" fo:font-size="12pt" fo:font-style="italic" fo:font-weight="normal" officeooo:rsid="00c47c5c" style:font-size-asian="10.5pt" style:font-style-asian="italic" style:font-weight-asian="normal" style:font-size-complex="12pt" style:font-style-complex="italic" style:font-weight-complex="normal"/>
    </style:style>
    <style:style style:name="T73" style:family="text">
      <style:text-properties style:text-line-through-style="none" style:text-line-through-type="none" fo:font-size="12pt" fo:font-style="italic" fo:font-weight="normal" officeooo:rsid="00685ee6" style:font-size-asian="10.5pt" style:font-style-asian="italic" style:font-weight-asian="normal" style:font-size-complex="12pt" style:font-style-complex="italic" style:font-weight-complex="normal"/>
    </style:style>
    <style:style style:name="T74" style:family="text">
      <style:text-properties style:text-line-through-style="none" style:text-line-through-type="none" fo:font-size="12pt" fo:font-style="italic" fo:font-weight="normal" officeooo:rsid="0042404d" style:font-size-asian="10.5pt" style:font-style-asian="italic" style:font-weight-asian="normal" style:font-size-complex="12pt" style:font-style-complex="italic" style:font-weight-complex="normal"/>
    </style:style>
    <style:style style:name="T75" style:family="text">
      <style:text-properties style:text-line-through-style="none" style:text-line-through-type="none" fo:font-size="12pt" fo:font-style="italic" fo:font-weight="normal" officeooo:rsid="00442a39" style:font-size-asian="10.5pt" style:font-style-asian="italic" style:font-weight-asian="normal" style:font-size-complex="12pt" style:font-style-complex="italic" style:font-weight-complex="normal"/>
    </style:style>
    <style:style style:name="T76" style:family="text">
      <style:text-properties style:text-line-through-style="none" style:text-line-through-type="none" fo:font-size="12pt" fo:font-style="italic" fo:font-weight="normal" officeooo:rsid="0048dcf2" style:font-size-asian="10.5pt" style:font-style-asian="italic" style:font-weight-asian="normal" style:font-size-complex="12pt" style:font-style-complex="italic" style:font-weight-complex="normal"/>
    </style:style>
    <style:style style:name="T77" style:family="text">
      <style:text-properties style:text-line-through-style="none" style:text-line-through-type="none" fo:font-size="12pt" fo:font-style="italic" fo:font-weight="normal" officeooo:rsid="004d0610" style:font-size-asian="10.5pt" style:font-style-asian="italic" style:font-weight-asian="normal" style:font-size-complex="12pt" style:font-style-complex="italic" style:font-weight-complex="normal"/>
    </style:style>
    <style:style style:name="T78" style:family="text">
      <style:text-properties officeooo:rsid="00564761"/>
    </style:style>
    <style:style style:name="T79" style:family="text">
      <style:text-properties officeooo:rsid="00585581"/>
    </style:style>
    <style:style style:name="T80" style:family="text">
      <style:text-properties officeooo:rsid="005b6556"/>
    </style:style>
    <style:style style:name="T81" style:family="text">
      <style:text-properties officeooo:rsid="005e5050"/>
    </style:style>
    <style:style style:name="T82" style:family="text">
      <style:text-properties fo:font-weight="bold" style:font-weight-asian="bold" style:font-weight-complex="bold"/>
    </style:style>
    <style:style style:name="T83" style:family="text">
      <style:text-properties fo:font-weight="bold" officeooo:rsid="001570fe" style:font-weight-asian="bold" style:font-weight-complex="bold"/>
    </style:style>
    <style:style style:name="T84" style:family="text">
      <style:text-properties fo:font-weight="bold" officeooo:rsid="0094a44f" style:font-weight-asian="bold" style:font-weight-complex="bold"/>
    </style:style>
    <style:style style:name="T85" style:family="text">
      <style:text-properties fo:font-weight="bold" officeooo:rsid="00953c2a" style:font-weight-asian="bold" style:font-weight-complex="bold"/>
    </style:style>
    <style:style style:name="T86" style:family="text">
      <style:text-properties fo:font-weight="bold" officeooo:rsid="00778596" style:font-weight-asian="bold" style:font-weight-complex="bold"/>
    </style:style>
    <style:style style:name="T87" style:family="text">
      <style:text-properties fo:font-weight="bold" officeooo:rsid="00a3b81b" style:font-weight-asian="bold" style:font-weight-complex="bold"/>
    </style:style>
    <style:style style:name="T88" style:family="text">
      <style:text-properties fo:font-weight="bold" officeooo:rsid="00a66a82" style:font-weight-asian="bold" style:font-weight-complex="bold"/>
    </style:style>
    <style:style style:name="T89" style:family="text">
      <style:text-properties fo:font-weight="bold" officeooo:rsid="0091b834" style:font-weight-asian="bold" style:font-weight-complex="bold"/>
    </style:style>
    <style:style style:name="T90" style:family="text">
      <style:text-properties fo:font-weight="bold" officeooo:rsid="00c47c5c" style:font-weight-asian="bold" style:font-weight-complex="bold"/>
    </style:style>
    <style:style style:name="T91" style:family="text">
      <style:text-properties officeooo:rsid="006655f5"/>
    </style:style>
    <style:style style:name="T92" style:family="text">
      <style:text-properties officeooo:rsid="006a8af0"/>
    </style:style>
    <style:style style:name="T93" style:family="text">
      <style:text-properties officeooo:rsid="006e211c"/>
    </style:style>
    <style:style style:name="T94" style:family="text">
      <style:text-properties officeooo:rsid="007419dc"/>
    </style:style>
    <style:style style:name="T95" style:family="text">
      <style:text-properties officeooo:rsid="00778596"/>
    </style:style>
    <style:style style:name="T96" style:family="text">
      <style:text-properties officeooo:rsid="007bf662"/>
    </style:style>
    <style:style style:name="T97" style:family="text">
      <style:text-properties officeooo:rsid="0091b834"/>
    </style:style>
    <style:style style:name="T98" style:family="text">
      <style:text-properties officeooo:rsid="0093ded7"/>
    </style:style>
    <style:style style:name="T99" style:family="text">
      <style:text-properties officeooo:rsid="0094a44f"/>
    </style:style>
    <style:style style:name="T100" style:family="text">
      <style:text-properties officeooo:rsid="00953c2a"/>
    </style:style>
    <style:style style:name="T101" style:family="text">
      <style:text-properties officeooo:rsid="009a4700"/>
    </style:style>
    <style:style style:name="T102" style:family="text">
      <style:text-properties officeooo:rsid="009dfc79"/>
    </style:style>
    <style:style style:name="T103" style:family="text">
      <style:text-properties officeooo:rsid="00a17cdf"/>
    </style:style>
    <style:style style:name="T104" style:family="text">
      <style:text-properties officeooo:rsid="00a370bd"/>
    </style:style>
    <style:style style:name="T105" style:family="text">
      <style:text-properties officeooo:rsid="00a3b81b"/>
    </style:style>
    <style:style style:name="T106" style:family="text">
      <style:text-properties officeooo:rsid="00a66a82"/>
    </style:style>
    <style:style style:name="T107" style:family="text">
      <style:text-properties fo:font-weight="normal" officeooo:rsid="00b7d511" style:font-weight-asian="normal" style:font-weight-complex="normal"/>
    </style:style>
    <style:style style:name="T108" style:family="text">
      <style:text-properties fo:font-weight="normal" officeooo:rsid="00b91a2a" style:font-weight-asian="normal" style:font-weight-complex="normal"/>
    </style:style>
    <style:style style:name="T109" style:family="text">
      <style:text-properties fo:font-style="italic" style:font-style-asian="italic" style:font-style-complex="italic"/>
    </style:style>
    <style:style style:name="T110" style:family="text">
      <style:text-properties fo:font-style="italic" officeooo:rsid="00a370bd" style:font-style-asian="italic" style:font-style-complex="italic"/>
    </style:style>
    <style:style style:name="T111" style:family="text">
      <style:text-properties fo:font-style="italic" officeooo:rsid="009dfc79" style:font-style-asian="italic" style:font-style-complex="italic"/>
    </style:style>
    <style:style style:name="T112" style:family="text">
      <style:text-properties fo:font-style="italic" officeooo:rsid="00778596" style:font-style-asian="italic" style:font-style-complex="italic"/>
    </style:style>
    <style:style style:name="T113" style:family="text">
      <style:text-properties fo:font-style="italic" officeooo:rsid="00953c2a" style:font-style-asian="italic" style:font-style-complex="italic"/>
    </style:style>
    <style:style style:name="T114" style:family="text">
      <style:text-properties fo:font-style="italic" officeooo:rsid="0094a44f" style:font-style-asian="italic" style:font-style-complex="italic"/>
    </style:style>
    <style:style style:name="T115" style:family="text">
      <style:text-properties fo:font-style="italic" officeooo:rsid="00564761" style:font-style-asian="italic" style:font-style-complex="italic"/>
    </style:style>
    <style:style style:name="T116" style:family="text">
      <style:text-properties fo:font-style="italic" officeooo:rsid="00c47c5c" style:font-style-asian="italic" style:font-style-complex="italic"/>
    </style:style>
    <style:style style:name="T117" style:family="text">
      <style:text-properties fo:font-style="italic" officeooo:rsid="0091b834" style:font-style-asian="italic" style:font-style-complex="italic"/>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b91a2a" style:font-style-asian="italic" style:font-weight-asian="normal" style:font-style-complex="italic" style:font-weight-complex="normal"/>
    </style:style>
    <style:style style:name="T120" style:family="text">
      <style:text-properties fo:font-style="italic" fo:font-weight="normal" officeooo:rsid="00bb02d4" style:font-style-asian="italic" style:font-weight-asian="normal" style:font-style-complex="italic" style:font-weight-complex="normal"/>
    </style:style>
    <style:style style:name="T121" style:family="text">
      <style:text-properties fo:font-style="italic" fo:font-weight="normal" officeooo:rsid="00be43ab" style:font-style-asian="italic" style:font-weight-asian="normal" style:font-style-complex="italic" style:font-weight-complex="normal"/>
    </style:style>
    <style:style style:name="T122" style:family="text">
      <style:text-properties fo:font-style="italic" style:text-underline-style="none" style:font-style-asian="italic" style:font-style-complex="italic"/>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b91a2a" style:font-style-asian="normal" style:font-weight-asian="normal" style:font-style-complex="normal" style:font-weight-complex="normal"/>
    </style:style>
    <style:style style:name="T125" style:family="text">
      <style:text-properties fo:font-style="normal" fo:font-weight="normal" officeooo:rsid="00bb02d4" style:font-style-asian="normal" style:font-weight-asian="normal" style:font-style-complex="normal" style:font-weight-complex="normal"/>
    </style:style>
    <style:style style:name="T126" style:family="text">
      <style:text-properties fo:font-style="normal" fo:font-weight="normal" officeooo:rsid="00be43ab" style:font-style-asian="normal" style:font-weight-asian="normal" style:font-style-complex="normal" style:font-weight-complex="normal"/>
    </style:style>
    <style:style style:name="T127" style:family="text">
      <style:text-properties officeooo:rsid="00b7d511"/>
    </style:style>
    <style:style style:name="T128" style:family="text">
      <style:text-properties officeooo:rsid="00c47c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E PER L’USO DI VIRTUAL MACHINE CON SO DEBIAN</text:p>
      <text:p text:style-name="P3">Andoniu Daniel 5°AI</text:p>
      <text:p text:style-name="P3"/>
      <text:p text:style-name="P5"><text:span text:style-name="T83">1</text:span><text:span text:style-name="T82">)Installazione del SO</text:span></text:p>
      <text:p text:style-name="P30"><text:span text:style-name="T1">-Creazione macchina:</text:span><text:span text:style-name="T3">A seguito della creazione della nostra macchina virtuale tramite l’icona </text:span><text:span text:style-name="T28">“Nuova”</text:span><text:span text:style-name="T3">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text:span><text:span text:style-name="T28">“snapshot”</text:span><text:span text:style-name="T3"> </text:span><text:span text:style-name="T11">(CTRL destro+T)</text:span><text:span text:style-name="T3">. Ossia delle </text:span><text:span text:style-name="T28">“istantanee”</text:span><text:span text:style-name="T3"> di quel preciso momento della macchina, insieme ai suoi registri e impostazioni. Serve nel caso si vogliano fare certe prove o si commettano errori, si potranno </text:span><text:span text:style-name="T28">“caricare”</text:span><text:span text:style-name="T3"> questi snapshot e si tornerà al momento del salvataggio. </text:span><text:span text:style-name="T4">Si potrà modificare la grandezza dello schermo, la scheda audio e la rete. Sulla rete si potranno scegliere varie voci, tra le quali:</text:span></text:p>
      <text:p text:style-name="P4"/>
      <text:list xml:id="list4162078775" text:style-name="L1">
        <text:list-item>
          <text:p text:style-name="P32">Rete con NAT: Vari pc vengono messi nella stessa rete </text:p>
        </text:list-item>
        <text:list-item>
          <text:p text:style-name="P32">Sceda con Bridge: si crea uno switch virtuale e ci si collegano host(macchina ospitante) e quest (VM)</text:p>
        </text:list-item>
        <text:list-item>
          <text:p text:style-name="P32">Rete interna: crea uno switch virtuale ma non collega il guest alla scheda di rete esterna </text:p>
        </text:list-item>
      </text:list>
      <text:p text:style-name="P38"><text:span text:style-name="T1">-Configurazione della macchina:</text:span><text:span text:style-name="T2">Ora si potrà avviare la VM, lasciandola andare non troverà nessuna impostazione e d</text:span><text:span text:style-name="T5">irà che non riesce a trovare effettivamente qualcosa con cui eseguire il boot. Infatti si dovrà premere il tasto </text:span><text:span text:style-name="T29">“F12”</text:span><text:span text:style-name="T5">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20">U</text:span><text:span text:style-name="T7">na volta avviata richiederà un p</text:span><text:span text:style-name="T8">osto dove cercare l’immagine del SO.<text:line-break/>Per configurare bisognerà premere F12 e ci si ritroverà davanti ad un menù per configurare il SO. In questo caso scegliamo l’expert installation.</text:span></text:p>
      <text:list xml:id="list1685248118" text:style-name="L2">
        <text:list-item>
          <text:p text:style-name="P39"><text:span text:style-name="T9">La lingua la configuriamo in italiano, </text:span><text:span text:style-name="T10">selezioniamo il </text:span><text:span text:style-name="T30">“locale”</text:span><text:span text:style-name="T10"> IT_it e IT_iteuro</text:span><text:span text:style-name="T9">con il </text:span><text:span text:style-name="T31">“locale”</text:span><text:span text:style-name="T9"> definito a ita utf -</text:span><text:span text:style-name="T12">8</text:span><text:span text:style-name="T34">.</text:span></text:p>
        </text:list-item>
        <text:list-item>
          <text:p text:style-name="P40"><text:span text:style-name="T36">Per l</text:span><text:span text:style-name="T34">’</text:span><text:span text:style-name="T33">individuazione della tastiera </text:span><text:span text:style-name="T35">(selezionando la lingua </text:span><text:span text:style-name="T71">“italiano”</text:span><text:span text:style-name="T35">)</text:span><text:span text:style-name="T33"> basta premere per far </text:span><text:span text:style-name="T37">in</text:span><text:span text:style-name="T33"> modo che l</text:span><text:span text:style-name="T37">a</text:span><text:span text:style-name="T33"> trovi e l</text:span><text:span text:style-name="T37">a</text:span><text:span text:style-name="T33"> setti come predefinite.</text:span></text:p>
        </text:list-item>
        <text:list-item>
          <text:p text:style-name="P35">Installazione componenti</text:p>
        </text:list-item>
        <text:list-item>
          <text:p text:style-name="P41"><text:span text:style-name="T33">Nell’istallazione della rete, si lascia decidere l’ip al DHCP e si settano i secondi per il tentativo di connessione col DHCP, in questo caso lo si configura a 3 secondi. </text:span><text:span text:style-name="T38">In seguito verrà chiesto il nome dell’host, si lascia il nome della macchina virtuale. </text:span><text:span text:style-name="T39">Il nome del dominio sarà </text:span><text:span text:style-name="T72">(in questo caso)</text:span><text:span text:style-name="T39">andoniu.intra</text:span><text:span text:style-name="T40">. E’ stato scelto .intra perché la IANA non vende ancora domini di questo tipo e di conseguenza non ci saranno intralci.</text:span></text:p>
        </text:list-item>
        <text:list-item>
          <text:p text:style-name="P41"><text:span text:style-name="T41">Per la scelta del server di Debian per scaricare i programmi e gli aggiornamenti si sceglie il protocollo HTTP </text:span><text:span text:style-name="T42">e mirror : </text:span><text:a xlink:type="simple" xlink:href="ftp://ftp.it.debian.org/" text:style-name="Internet_20_link" text:visited-style-name="Visited_20_Internet_20_Link"><text:span text:style-name="T42">ftp.it.debian.org</text:span></text:a><text:span text:style-name="T42">. </text:span><text:span text:style-name="T51">Se c’è un server dove è possibile scaricare i pacchetti di aggiornamento inserire il proxy.</text:span></text:p>
        </text:list-item>
        <text:list-item>
          <text:p text:style-name="P41"><text:span text:style-name="T43">La scelta dell’utente implica innanzitutto </text:span><text:span text:style-name="T45">il</text:span><text:span text:style-name="T43"> voler o no abilitare la shadow password. Essa consiste nel mettere la password in un file diverso da quello del nome dell’utente. </text:span><text:span text:style-name="T44">In questo caso scegliamo di SI. </text:span><text:span text:style-name="T46">Come nome utente in questo caso mettiamo </text:span><text:span text:style-name="T74">“</text:span><text:span text:style-name="T73">U</text:span><text:span text:style-name="T74">tente </text:span><text:span text:style-name="T73">D</text:span><text:span text:style-name="T74">i </text:span><text:span text:style-name="T73">S</text:span><text:span text:style-name="T74">ervizio”</text:span><text:span text:style-name="T46"> e come </text:span><text:span text:style-name="T74">“nick”</text:span><text:span text:style-name="T46"> mettiamo </text:span><text:span text:style-name="T74">“uds”</text:span><text:span text:style-name="T46">. Infine scegliamo e confermiamo la password.</text:span></text:p>
        </text:list-item>
        <text:list-item>
          <text:p text:style-name="P41"><text:span text:style-name="T46">-</text:span><text:span text:style-name="T47">Per configurare l’ora ci richiederà le informazioni della lingua scelte prima. </text:span><text:span text:style-name="T48">Lasciamo il server NTP predefinito, e scegliamo la fascia oraria </text:span><text:span text:style-name="T75">“Europe/Rome”</text:span><text:span text:style-name="T48"> </text:span><text:span text:style-name="T49">in quanto la UTC </text:span><text:span text:style-name="T50">è si usata nel nostro paese, ma è la UTC+1 d’estate e la UTC+2 in inverno.</text:span></text:p>
        </text:list-item>
        <text:list-item>
          <text:p text:style-name="P41"><text:soft-page-break/><text:span text:style-name="T50">-</text:span><text:span text:style-name="T52">Per partizionare i dischi </text:span><text:span text:style-name="T53">scegliamo l’opzione </text:span><text:span text:style-name="T76">“SCS13”</text:span><text:span text:style-name="T53">. </text:span><text:span text:style-name="T54">Alla domanda della creazione della tabella si risponda SI. </text:span><text:span text:style-name="T55">Per il tipo di partizionamento si scelga msdos. </text:span><text:span text:style-name="T56">Si selezioni la partizione appena creata e si scelga </text:span><text:span text:style-name="T77">“creare una nuova partizione”</text:span></text:p>
        </text:list-item>
        <text:list-item>
          <text:p text:style-name="P42"><text:span text:style-name="T56">Q</text:span><text:span text:style-name="T33">uesta sarà primaria da 4GB, </text:span><text:span text:style-name="T59">punto di mount sarà la root</text:span><text:span text:style-name="T56"> </text:span><text:span text:style-name="T57">punto di mount mettiamo la root, </text:span><text:span text:style-name="T58">opzioni di mount saranno “discard” e “noatime”. </text:span><text:span text:style-name="T60">L’etichetta sarà linuxroot e attiviamo il flag avviabile.</text:span></text:p>
        </text:list-item>
        <text:list-item>
          <text:p text:style-name="P43"><text:span text:style-name="T60">C</text:span><text:span text:style-name="T33">reiamo una seconda partizione da 300MB che sarà usata come area di swap.</text:span></text:p>
        </text:list-item>
        <text:list-item>
          <text:p text:style-name="P36"><text:span text:style-name="T128">Installiamo il </text:span>Sistema di base, <text:span text:style-name="T78">premiamo e partirà l’installazione. Alla richiesta del kernel scegliamo </text:span><text:span text:style-name="T115">“linux image amd”</text:span><text:span text:style-name="T78"> perché la versione sopra potrebbe avere qualche problema stabilità. Scegliamo i driver generici e concludiamo.</text:span></text:p>
        </text:list-item>
        <text:list-item>
          <text:p text:style-name="P36"><text:span text:style-name="T79">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span></text:p>
        </text:list-item>
        <text:list-item>
          <text:p text:style-name="P36"><text:span text:style-name="T80">Selezione e installazione del software: alla domanda degli aggiornamenti automatici si scelga di non farli, così come non partecipare alla raccolta dati sull’uso dei pacchetti.</text:span></text:p>
        </text:list-item>
        <text:list-item>
          <text:p text:style-name="P37"><text:span text:style-name="T92">Installare il boot loader GRUB</text:span>: <text:span text:style-name="T81">in quest’ultimo passaggio alla domanda dell’installare il boot loader GRUB su un disco si risponda di SI dal /dev/sda, in quanto serve a selezionare quale SO avviare. E si scelga di NO sull’opzione della forzatura di quest’ultima sul dispositivo rimovibile EFI.</text:span></text:p>
        </text:list-item>
        <text:list-item>
          <text:p text:style-name="P34">Ora si termini l’installazione.</text:p>
        </text:list-item>
      </text:list>
      <text:p text:style-name="P27">2)Configurazione</text:p>
      <text:p text:style-name="P12">-<text:span text:style-name="T91">Una volta avviato il SO si faccia il login.</text:span></text:p>
      <text:p text:style-name="P13"><text:span text:style-name="T88">Installazione software</text:span><text:span text:style-name="T106">: </text:span>Per iniziare ad installare bisogna andare in superuser digitando il comando “<text:span text:style-name="T82">su -” </text:span>e inserendo la password.</text:p>
      <text:p text:style-name="P9">Ora installiamo <text:span text:style-name="T109">“sudo”</text:span>= super user do tramite il comando <text:span text:style-name="T109">“apt install”</text:span>, per installare fare <text:span text:style-name="T109">“apt install sudo”.</text:span></text:p>
      <text:p text:style-name="P19">Installiamo anche <text:span text:style-name="T109">“ssh”</text:span> che ci servirà in futuro tramite la medesima procedura.</text:p>
      <text:p text:style-name="P9">-<text:span text:style-name="T98">Ora avremo bisogno di un router (paragrafo 3) e una macchina che ci farà da server (paragrafo 4)</text:span></text:p>
      <text:p text:style-name="P9">-<text:span text:style-name="T128">Però abbiamo bisogno di un gestore di login e di un sistema grafico, e visto che ci siamo installiamo pure il browser. Usando il solito comando </text:span><text:span text:style-name="T116">“apt install”</text:span><text:span text:style-name="T128"> questa volta si scriva </text:span><text:span text:style-name="T116">“lightdm mate firefox-esr”</text:span><text:span text:style-name="T128">. Finita l’installazione per utilizzare firefox in italiano si digiti “apt install firefox-esr-l10n-it”. Ora che l’installazione è finita bisogna riavviare la macchina per poter vedere le modifiche grafiche, si digiti </text:span><text:span text:style-name="T116">“/etc/init.d/lightdm restart”</text:span><text:span text:style-name="T128">. Una volta avvenuto il riavvio ci si troverà davanti la GUI installata precedentemente.</text:span></text:p>
      <text:p text:style-name="P9"><text:span text:style-name="T89">-</text:span><text:span text:style-name="T90">Messa in rete:</text:span><text:span text:style-name="T97">Ora che abbiamo un router (consultare il paragrafo 3) dobbiamo collegarci ad esso. Mentre il client è attivo andate su </text:span><text:span text:style-name="T117">“macchina-&gt;impostazioni”</text:span><text:span text:style-name="T97"> poi su </text:span><text:span text:style-name="T117">“rete”</text:span><text:span text:style-name="T97">. La scheda 1 che è collegata alla rete interna colleghiamola alla rete </text:span><text:span text:style-name="T117">“LAN”.</text:span><text:span text:style-name="T97"> </text:span></text:p>
      <text:p text:style-name="P22">-<text:span text:style-name="T127">Assegnazione ip statico: </text:span><text:span text:style-name="T107">Avere un client e un server con indirizzo variabile non è il massimo e di conseguenza bisogna cambiarlo. </text:span><text:span text:style-name="T108">Andando sul terminale ed entrando in sudo mode andate a modificare il file </text:span><text:span text:style-name="T119">“interfaces”</text:span><text:span text:style-name="T124"> esso starà nel percorso “</text:span><text:span text:style-name="T119">etc/</text:span><text:span text:style-name="T124">network</text:span><text:span text:style-name="T119">”, </text:span><text:span text:style-name="T125">apriamolo con un editor di testo e ci ritroveremo una riga con scritto </text:span><text:span text:style-name="T120">“iface enps0 inet dhcp”. </text:span><text:span text:style-name="T125">Cancelliamo la scritta </text:span><text:span text:style-name="T120">“dhcp”</text:span><text:span text:style-name="T125"> e mettiamo </text:span><text:span text:style-name="T120">“static”</text:span><text:span text:style-name="T125">, così facendo avrà l’indirizzo che vogliamo noi. Sotto scriviamo </text:span><text:span text:style-name="T120">“address indirizzo desiderato, in questo caso io metterò 192.168.12.2” </text:span><text:span text:style-name="T125">e sotto quest’ultimo </text:span><text:span text:style-name="T120">“gateway ip desiderato, io metterò 192.168.12.1”</text:span><text:span text:style-name="T125">.</text:span></text:p>
      <text:p text:style-name="P23"><text:span text:style-name="T125">P</text:span><text:span text:style-name="T123">er cambiare l’ip del server senza andare effettivamente su di esso usiamo SSH, precedentemente installato. </text:span><text:span text:style-name="T126">Ripetere la stessa procedura ed in questo caso io metterò </text:span><text:span text:style-name="T121">“192.168.112.2 come ip e 192.168.112.1 come gateway”</text:span><text:span text:style-name="T126">.</text:span></text:p>
      <text:p text:style-name="P24"><text:span text:style-name="T126">I</text:span><text:span text:style-name="T123">nfine andare nel GUI del Router (paragrafo 3) e cambiare il range del DMZ nella voce </text:span><text:span text:style-name="T118">“Dhcp server”</text:span><text:span text:style-name="T123"> e cambiate la terza serie di cifre con quella impostata prima.</text:span></text:p>
      <text:p text:style-name="P9"><text:soft-page-break/></text:p>
      <text:p text:style-name="P9"/>
      <text:p text:style-name="P9"/>
      <text:p text:style-name="P28">3)Configurazione Router</text:p>
      <text:p text:style-name="P14">-<text:span text:style-name="T85">Creazione router:</text:span><text:span text:style-name="T100"> </text:span>Per questa parte utilizzeremo <text:span text:style-name="T122">“m0n0wall”</text:span> come software per il nostro router.</text:p>
      <text:p text:style-name="P8">Andando nella schermata di creazione di una nuova macchina si scelga “BSD” come tipo di SO e versione si scelga <text:span text:style-name="T109">“BSD 32 bit”</text:span>,<text:span text:style-name="T94">si scelga un nome</text:span> e si impostino 128 MB di RAM e 64 MB di memoria.</text:p>
      <text:p text:style-name="P20">Per poter usare l’immagine .iso di m0n0wall una volta creata la macchina si vada su “impostazioni→Archiviazione” e si premendo sul disco <text:span text:style-name="T109">“vuoto”</text:span> e poi sulla stessa immagine alla destra si scelga la iso desiderata.</text:p>
      <text:p text:style-name="P8"><text:span text:style-name="T95">-</text:span><text:span text:style-name="T86">Configurazione router:</text:span><text:span text:style-name="T95"> Ora avviando la macchina si prema il solito tasto </text:span><text:span text:style-name="T112">“F12”</text:span><text:span text:style-name="T95"> per fare il boot e in seguito si prema </text:span><text:span text:style-name="T112">“c”</text:span><text:span text:style-name="T95"> per avviare il boot dall’iso messa in precedenza. Ora che si è avviata si prema </text:span><text:span text:style-name="T112">“7”</text:span><text:span text:style-name="T95"> per far partire l’installazione.</text:span></text:p>
      <text:p text:style-name="P8">-<text:span text:style-name="T96">Una volta finita l’installazione si spenga la macchina e si vada nel menù visitato in precedenza. Premendo di nuovo sul disco sulla destra si scelga “Rimuovi disco dal lettore virtuale” per togliere la iso.</text:span></text:p>
      <text:p text:style-name="P8">-<text:span text:style-name="T85">Aggiunta di schede di rete:</text:span><text:span text:style-name="T100"> Ora bisogna configurare le schede di rete. Si vada su </text:span><text:span text:style-name="T113">“Impostazioni → Rete”</text:span><text:span text:style-name="T100">, ora sulla scheda 1 si metta nell’opzione</text:span><text:span text:style-name="T113"> “connessa a” la voce “scheda con bridge”</text:span><text:span text:style-name="T100">. La scheda 2 invece innanzitutto la abilitiamo e poi mettiamo la voce “rete interna” e diamogli il nome di “LAN”. Per concludere si vada sulla scheda 3 e anche qua si scelga “rete interna” e come nome questa volta si dovrà mettere </text:span><text:span text:style-name="T113">“DMZ”</text:span><text:span text:style-name="T100">.</text:span></text:p>
      <text:p text:style-name="P8">-<text:span text:style-name="T84">Configurazione schede di rete: </text:span><text:span text:style-name="T99">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114">“em0/1/2”</text:span><text:span text:style-name="T99">, per capire quale interfaccia è quella giusta tornate nel menù dove abbiamo configurato le schede e premete sulle </text:span><text:span text:style-name="T114">“avanzate”</text:span><text:span text:style-name="T99">. Ora controllate le ultime cifre dell’indirizzo MAC e confrontatele con quelle presenti. Ora scegliete quella che abbiamo chiamato </text:span><text:span text:style-name="T114">“LAN”</text:span><text:span text:style-name="T99">. Per la WAN invece scegliete quella che abbiamo configurato come “connessa a scheda con bridge”. Infine nella opzionale mettete quella denominata </text:span><text:span text:style-name="T114">“DMZ”</text:span><text:span text:style-name="T99">. Il router si riavvierà con le configurazioni appena immesse.</text:span></text:p>
      <text:p text:style-name="P8">-<text:span text:style-name="T84">Regole di Firewall: </text:span><text:span text:style-name="T99">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10">Una volta entrati ci chiederà nome utente e password, esse saranno quelle di default e saranno rispettivamente <text:span text:style-name="T109">“admin” </text:span>e <text:s/><text:span text:style-name="T109">“mono”</text:span>.</text:p>
      <text:p text:style-name="P21">Ora andiamo su <text:span text:style-name="T109">“firewall→rules”</text:span> <text:s/>e ci troveremo una sola regola, editiamola premento il pulsante “e” vicino ad essa e spuntiamo l’unica spunta visibile.</text:p>
      <text:p text:style-name="P11">Ora andiamo su <text:span text:style-name="T109">“WAN”</text:span> sempre nelle rules e creiamo una nuova regola. Nella sezione source mettiamo l’ip della macchina ospitante scegliendo prima <text:span text:style-name="T109">“Single host or alias”</text:span> e come destination <text:span text:style-name="T109">“WAN address”</text:span>. Infine nella descrizione mettiamo “<text:span text:style-name="T109">Allow: accesso web a M0n0wall dal pc ospitante”</text:span> <text:span text:style-name="T101">e salviamo.</text:span></text:p>
      <text:p text:style-name="P15">Ora andiamo su <text:span text:style-name="T109">“interfaces→ DMZ”</text:span> per mettere l’ip della DMZ, in questo caso sarà <text:span text:style-name="T109">192,168,101,1/24 </text:span><text:span text:style-name="T102">e infine cambiamo la descrizione e mettiamo </text:span><text:span text:style-name="T111">“DMZ”</text:span><text:span text:style-name="T102">.</text:span></text:p>
      <text:p text:style-name="P16">Tornando su “firewall→ rules” selezioniamo la DMZ e aggiungiamo 2 nuove regole.</text:p>
      <text:p text:style-name="P17">La prima <text:span text:style-name="T104">avrà l’azione </text:span><text:span text:style-name="T110">“block”</text:span><text:span text:style-name="T104"> che sarà selezionabile come prima voce disponibile e </text:span>mettiamo come source <text:span text:style-name="T109">“DMZ subnet”</text:span> e come destinazione <text:span text:style-name="T109">“LAN subnet”</text:span>. La descrizione sarà <text:span text:style-name="T109">“Block: DMZ to LAN”</text:span>.</text:p>
      <text:p text:style-name="P18"><text:soft-page-break/>La seconda invece avrà <text:span text:style-name="T103">come azione “pass”,</text:span> la source come la precedente e la destinazione sarà “any”. La descrizione sarà DMZ to any.</text:p>
      <text:p text:style-name="P15">-<text:span text:style-name="T87">Configurazione della password d’accesso: </text:span><text:span text:style-name="T105">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31"><text:span text:style-name="T66">-</text:span><text:span text:style-name="T67">Configurazione ip: </text:span><text:span text:style-name="T63">Andate su </text:span><text:span text:style-name="T69">“DHCP server →DMZ”</text:span><text:span text:style-name="T63"> e abilitatelo all’uso del DHCP e impostate il range da </text:span><text:span text:style-name="T69">192.168.101.100 a 192.168.101.199</text:span><text:span text:style-name="T63"> </text:span><text:span text:style-name="T64">questo farà si che il nostro server (p</text:span><text:span text:style-name="T65">aragrafo</text:span><text:span text:style-name="T64"> 4) abbia ip in quell’intervallo. </text:span><text:span text:style-name="T62"><text:s/>Premiamo l’icona “</text:span><text:span text:style-name="T68">+</text:span><text:span text:style-name="T62">” in basso per aggiungere il MAC. Inserite il MAC del vostro server e mettete come indirizzo ip </text:span><text:span text:style-name="T70">192.168.101.250</text:span><text:span text:style-name="T62"> ed infine come descrizione mettete “</text:span><text:span text:style-name="T70">IP statico del server”</text:span></text:p>
      <text:p text:style-name="P29"><text:span text:style-name="T22">-</text:span><text:span text:style-name="T23">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5">“Firewall → aliases” </text:span><text:span text:style-name="T15"><text:s/>e aggiungiamone un paio tramite il pulsante </text:span><text:span text:style-name="T32">“+”</text:span><text:span text:style-name="T15">. <text:s/></text:span><text:span text:style-name="T16">Nel nome mettiamo </text:span><text:span text:style-name="T26">“host_pcospitante”</text:span><text:span text:style-name="T16"> e come ip l’indirizzo di quest’ultima. </text:span><text:span text:style-name="T17">Nel secondo invece creeremo l’alias del router, nel nome mettete quello che vi sembra più opportuno, io in questo caso metterò </text:span><text:span text:style-name="T27">“lan_labsistemi”</text:span><text:span text:style-name="T17"> e come type in questo caso dobbiamo mettere </text:span><text:span text:style-name="T27">“network”</text:span><text:span text:style-name="T17"> e inseriamo l’indirizzo del router. </text:span><text:span text:style-name="T18">Ora in tutte le regole precedentemente scritte possiamo andare a sostituire l’ip con questi alias.</text:span></text:p>
      <text:p text:style-name="P25"/>
      <text:p text:style-name="P26">4)Configurazione Server </text:p>
      <text:p text:style-name="P26"><text:span text:style-name="T21">-</text:span><text:span text:style-name="T24">Creazione server: </text:span><text:span text:style-name="T2">Per configurare il server cloneremo il client già a nostra disposizione.</text:span></text:p>
      <text:p text:style-name="P7">Andiamo nel menù di Virtual Box e andando sul menù a tendina in alto selezioniamo la voce “macchina” e successivamente <text:span text:style-name="T109">“clona”.</text:span> Scegliamo il nome della macchina che si creerà, dove andrà salvata e gli indirizzi MAC, su quest’ultimo scegliamo <text:span text:style-name="T109">“Genera nuovi indirizzi MAC per tutte le schede di rete”</text:span>. <text:s/>Scegliamo l’opzione <text:span text:style-name="T109">“clone completo”</text:span> e partirà la clonazione.</text:p>
      <text:p text:style-name="P33">Il server andrà connesso alla DMZ tramite il metodo usato per il client.</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18T17:57:02.781000000</dc:date>
    <meta:editing-duration>PT6H48S</meta:editing-duration>
    <meta:editing-cycles>154</meta:editing-cycles>
    <meta:generator>LibreOffice/6.3.1.2$Windows_X86_64 LibreOffice_project/b79626edf0065ac373bd1df5c28bd630b4424273</meta:generator>
    <meta:document-statistic meta:table-count="0" meta:image-count="0" meta:object-count="0" meta:page-count="4" meta:paragraph-count="57" meta:word-count="2087" meta:character-count="13142" meta:non-whitespace-character-count="11120"/>
  </office:meta>
</office:document-meta>
</file>